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justify"/>
    </style:style>
    <style:style style:name="T7" style:parent-style-name="DefaultParagraphFont" style:family="text">
      <style:text-properties fo:color="#FFFFFF"/>
    </style:style>
    <style:style style:name="P8" style:parent-style-name="NoSpacing" style:family="paragraph">
      <style:paragraph-properties fo:margin-bottom="0.0833in"/>
    </style:style>
    <style:style style:name="T9" style:parent-style-name="DefaultParagraphFont" style:family="text">
      <style:text-properties style:font-name="Calibri Light" style:font-name-complex="Times New Roman" fo:color="#FFFFFF" fo:font-size="42pt" style:font-size-asian="42pt" style:font-size-complex="42pt"/>
    </style:style>
    <style:style style:name="T10" style:parent-style-name="DefaultParagraphFont" style:family="text">
      <style:text-properties fo:color="#FFFFFF" fo:font-size="14pt" style:font-size-asian="14pt" style:font-size-complex="14pt"/>
    </style:style>
    <style:style style:name="T11" style:parent-style-name="DefaultParagraphFont" style:family="text">
      <style:text-properties fo:color="#FFFFFF" fo:font-size="14pt" style:font-size-asian="14pt" style:font-size-complex="14pt" fo:language="fr" fo:country="FR"/>
    </style:style>
    <style:style style:name="T12" style:parent-style-name="DefaultParagraphFont" style:family="text">
      <style:text-properties fo:text-transform="uppercase" fo:color="#FFFFFF" fo:font-size="9pt" style:font-size-asian="9pt" style:font-size-complex="9pt" fo:language="fr" fo:country="FR"/>
    </style:style>
    <style:style style:name="T13" style:parent-style-name="DefaultParagraphFont" style:family="text">
      <style:text-properties fo:color="#FFFFFF" fo:font-size="9pt" style:font-size-asian="9pt" style:font-size-complex="9pt" fo:language="fr" fo:country="FR"/>
    </style:style>
    <style:style style:name="P14" style:parent-style-name="Normal" style:family="paragraph">
      <style:paragraph-properties fo:break-before="page" fo:text-align="justify"/>
    </style:style>
    <style:style style:name="P15" style:parent-style-name="TOCHeading" style:family="paragraph">
      <style:paragraph-properties fo:text-align="justify"/>
    </style:style>
    <style:style style:name="T16" style:parent-style-name="DefaultParagraphFont" style:family="text">
      <style:text-properties fo:language="fr" fo:country="FR"/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9" style:parent-style-name="DefaultParagraphFont" style:family="text">
      <style:text-properties style:font-name-asian="Times New Roman" style:language-asian="fr" style:country-asian="FR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21" style:parent-style-name="DefaultParagraphFont" style:family="text">
      <style:text-properties style:font-name-asian="Times New Roman" style:language-asian="fr" style:country-asian="FR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23" style:parent-style-name="DefaultParagraphFont" style:family="text">
      <style:text-properties style:font-name-asian="Times New Roman" style:language-asian="fr" style:country-asian="FR"/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25" style:parent-style-name="DefaultParagraphFont" style:family="text">
      <style:text-properties style:font-name-asian="Times New Roman" style:language-asian="fr" style:country-asian="FR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27" style:parent-style-name="DefaultParagraphFont" style:family="text">
      <style:text-properties style:font-name-asian="Times New Roman" style:language-asian="fr" style:country-asian="FR"/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29" style:parent-style-name="DefaultParagraphFont" style:family="text">
      <style:text-properties style:font-name-asian="Times New Roman" style:language-asian="fr" style:country-asian="FR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31" style:parent-style-name="DefaultParagraphFont" style:family="text">
      <style:text-properties style:font-name-asian="Times New Roman" style:language-asian="fr" style:country-asian="FR"/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33" style:parent-style-name="DefaultParagraphFont" style:family="text">
      <style:text-properties style:font-name-asian="Times New Roman" style:language-asian="fr" style:country-asian="FR"/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35" style:parent-style-name="DefaultParagraphFont" style:family="text">
      <style:text-properties style:font-name-asian="Times New Roman" style:language-asian="fr" style:country-asian="FR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37" style:parent-style-name="DefaultParagraphFont" style:family="text">
      <style:text-properties style:font-name-asian="Times New Roman" style:language-asian="fr" style:country-asian="FR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39" style:parent-style-name="DefaultParagraphFont" style:family="text">
      <style:text-properties style:font-name-asian="Times New Roman" style:language-asian="fr" style:country-asian="FR"/>
    </style:style>
    <style:style style:name="P40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41" style:parent-style-name="DefaultParagraphFont" style:family="text">
      <style:text-properties style:font-name-asian="Times New Roman" style:language-asian="fr" style:country-asian="FR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T43" style:parent-style-name="DefaultParagraphFont" style:family="text">
      <style:text-properties style:font-name-asian="Times New Roman" style:language-asian="fr" style:country-asian="FR"/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Heading1" style:family="paragraph">
      <style:paragraph-properties fo:break-before="page" fo:text-align="center"/>
    </style:style>
    <style:style style:name="P48" style:parent-style-name="ListParagraph" style:family="paragraph">
      <style:paragraph-properties fo:text-align="justify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DefaultParagraphFont" style:family="text">
      <style:text-properties style:font-name="Times New Roman" style:font-name-complex="Times New Roman" fo:color="#000000" fo:background-color="#FFFFFF"/>
    </style:style>
    <style:style style:name="P51" style:parent-style-name="ListParagraph" style:family="paragraph">
      <style:paragraph-properties fo:text-align="justify"/>
      <style:text-properties style:font-name="Times New Roman" style:font-name-complex="Times New Roman"/>
    </style:style>
    <style:style style:name="P52" style:parent-style-name="ListParagraph" style:family="paragraph">
      <style:paragraph-properties fo:text-align="justify"/>
    </style:style>
    <style:style style:name="T53" style:parent-style-name="DefaultParagraphFont" style:family="text">
      <style:text-properties style:font-name="Times New Roman" style:font-name-complex="Times New Roman" fo:color="#000000"/>
    </style:style>
    <style:style style:name="P54" style:parent-style-name="ListParagraph" style:family="paragraph">
      <style:paragraph-properties fo:text-align="justify"/>
    </style:style>
    <style:style style:name="T55" style:parent-style-name="DefaultParagraphFont" style:family="text">
      <style:text-properties style:font-name="Times New Roman" style:font-name-complex="Times New Roman" fo:color="#000000"/>
    </style:style>
    <style:style style:name="P56" style:parent-style-name="ListParagraph" style:family="paragraph">
      <style:paragraph-properties fo:text-align="justify"/>
      <style:text-properties style:font-name="Times New Roman" style:font-name-complex="Times New Roman"/>
    </style:style>
    <style:style style:name="P57" style:parent-style-name="Normal" style:family="paragraph">
      <style:paragraph-properties fo:break-before="page" fo:text-align="justify"/>
    </style:style>
    <style:style style:name="P58" style:parent-style-name="Heading1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Heading1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 fo:line-height="100%"/>
    </style:style>
    <style:style style:name="T63" style:parent-style-name="DefaultParagraphFont" style:family="text">
      <style:text-properties style:font-name="Verdana" fo:color="#70AD47" fo:font-size="8pt" style:font-size-asian="8pt" style:font-size-complex="8pt"/>
    </style:style>
    <style:style style:name="P64" style:parent-style-name="Normal" style:family="paragraph">
      <style:paragraph-properties fo:text-align="justify" fo:line-height="100%"/>
    </style:style>
    <style:style style:name="T65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66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P67" style:parent-style-name="Normal" style:family="paragraph">
      <style:paragraph-properties fo:text-align="justify" fo:line-height="100%"/>
    </style:style>
    <style:style style:name="T68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69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70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P71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72" style:parent-style-name="Normal" style:family="paragraph">
      <style:paragraph-properties fo:text-align="justify" fo:line-height="100%"/>
    </style:style>
    <style:style style:name="T73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74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75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76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P77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78" style:parent-style-name="Normal" style:family="paragraph">
      <style:paragraph-properties fo:text-align="justify" fo:line-height="100%"/>
    </style:style>
    <style:style style:name="T79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80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P81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82" style:parent-style-name="Normal" style:family="paragraph">
      <style:paragraph-properties fo:text-align="justify" fo:line-height="100%"/>
    </style:style>
    <style:style style:name="T83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P84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85" style:parent-style-name="Normal" style:family="paragraph">
      <style:paragraph-properties fo:text-align="justify" fo:line-height="100%"/>
    </style:style>
    <style:style style:name="T86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87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P88" style:parent-style-name="Normal" style:family="paragraph">
      <style:paragraph-properties fo:text-align="justify" fo:line-height="100%"/>
    </style:style>
    <style:style style:name="T89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90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91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P92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93" style:parent-style-name="Normal" style:family="paragraph">
      <style:paragraph-properties fo:text-align="justify" fo:line-height="100%"/>
    </style:style>
    <style:style style:name="T94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95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96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P97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98" style:parent-style-name="Normal" style:family="paragraph">
      <style:paragraph-properties fo:text-align="justify" fo:line-height="100%"/>
    </style:style>
    <style:style style:name="T99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100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101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P102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103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104" style:parent-style-name="Normal" style:family="paragraph">
      <style:paragraph-properties fo:text-align="justify" fo:line-height="100%"/>
    </style:style>
    <style:style style:name="T105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P106" style:parent-style-name="Normal" style:family="paragraph">
      <style:paragraph-properties fo:text-align="justify" fo:line-height="100%"/>
      <style:text-properties style:font-name="Verdana" fo:font-size="8pt" style:font-size-asian="8pt" style:font-size-complex="8pt" fo:language="en" fo:country="US"/>
    </style:style>
    <style:style style:name="P107" style:parent-style-name="Normal" style:family="paragraph">
      <style:paragraph-properties fo:text-align="justify" fo:line-height="100%"/>
    </style:style>
    <style:style style:name="T108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109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110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111" style:parent-style-name="DefaultParagraphFont" style:family="text">
      <style:text-properties style:font-name="Verdana" fo:color="#4472C4" fo:font-size="8pt" style:font-size-asian="8pt" style:font-size-complex="8pt" fo:language="en" fo:country="US"/>
    </style:style>
    <style:style style:name="T112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P113" style:parent-style-name="Normal" style:family="paragraph">
      <style:paragraph-properties fo:text-align="justify" fo:line-height="100%"/>
    </style:style>
    <style:style style:name="T114" style:parent-style-name="DefaultParagraphFont" style:family="text">
      <style:text-properties style:font-name="Verdana" fo:font-size="8pt" style:font-size-asian="8pt" style:font-size-complex="8pt" fo:language="en" fo:country="US"/>
    </style:style>
    <style:style style:name="T115" style:parent-style-name="DefaultParagraphFont" style:family="text">
      <style:text-properties style:font-name="Verdana" fo:font-size="8pt" style:font-size-asian="8pt" style:font-size-complex="8pt"/>
    </style:style>
    <style:style style:name="T116" style:parent-style-name="DefaultParagraphFont" style:family="text">
      <style:text-properties style:font-name="Verdana" fo:color="#70AD47" fo:font-size="8pt" style:font-size-asian="8pt" style:font-size-complex="8pt"/>
    </style:style>
    <style:style style:name="T117" style:parent-style-name="DefaultParagraphFont" style:family="text">
      <style:text-properties style:font-name="Verdana" fo:font-size="8pt" style:font-size-asian="8pt" style:font-size-complex="8pt"/>
    </style:style>
    <style:style style:name="P118" style:parent-style-name="Normal" style:family="paragraph">
      <style:paragraph-properties fo:text-align="justify" fo:line-height="100%"/>
      <style:text-properties style:font-name="Verdana" fo:font-size="8pt" style:font-size-asian="8pt" style:font-size-complex="8pt"/>
    </style:style>
    <style:style style:name="P119" style:parent-style-name="Normal" style:family="paragraph">
      <style:paragraph-properties fo:text-align="justify" fo:line-height="100%"/>
      <style:text-properties style:font-name="Verdana" fo:font-size="8pt" style:font-size-asian="8pt" style:font-size-complex="8pt"/>
    </style:style>
    <style:style style:name="P120" style:parent-style-name="Normal" style:family="paragraph">
      <style:paragraph-properties fo:text-align="justify" fo:line-height="100%"/>
      <style:text-properties style:font-name="Verdana" fo:font-size="8pt" style:font-size-asian="8pt" style:font-size-complex="8pt"/>
    </style:style>
    <style:style style:name="P121" style:parent-style-name="Normal" style:family="paragraph">
      <style:paragraph-properties fo:text-align="justify" fo:line-height="100%"/>
    </style:style>
    <style:style style:name="P122" style:parent-style-name="Heading1" style:family="paragraph">
      <style:paragraph-properties fo:text-align="justify"/>
    </style:style>
    <style:style style:name="P123" style:parent-style-name="Normal" style:family="paragraph">
      <style:paragraph-properties fo:text-align="justify"/>
    </style:style>
    <style:style style:name="P124" style:parent-style-name="Heading1" style:family="paragraph">
      <style:paragraph-properties fo:text-align="justify"/>
    </style:style>
    <style:style style:name="P125" style:parent-style-name="Normal" style:family="paragraph">
      <style:paragraph-properties fo:text-align="justify"/>
    </style:style>
    <style:style style:name="P126" style:parent-style-name="Heading1" style:family="paragraph">
      <style:paragraph-properties fo:text-align="justify"/>
    </style:style>
    <style:style style:name="P127" style:parent-style-name="Normal" style:family="paragraph">
      <style:paragraph-properties fo:text-align="justify"/>
    </style:style>
    <style:style style:name="P128" style:parent-style-name="Heading1" style:family="paragraph">
      <style:paragraph-properties fo:text-align="justify"/>
    </style:style>
    <style:style style:name="P129" style:parent-style-name="Normal" style:family="paragraph">
      <style:paragraph-properties fo:text-align="justify"/>
    </style:style>
    <style:style style:name="P130" style:parent-style-name="Heading1" style:family="paragraph">
      <style:paragraph-properties fo:text-align="justify"/>
    </style:style>
    <style:style style:name="P131" style:parent-style-name="Normal" style:family="paragraph">
      <style:paragraph-properties fo:text-align="justify"/>
    </style:style>
    <style:style style:name="P132" style:parent-style-name="Heading1" style:family="paragraph">
      <style:paragraph-properties fo:text-align="justify"/>
    </style:style>
    <style:style style:name="P133" style:parent-style-name="Normal" style:family="paragraph">
      <style:paragraph-properties fo:text-align="justify"/>
    </style:style>
    <style:style style:name="P134" style:parent-style-name="Heading1" style:family="paragraph">
      <style:paragraph-properties fo:text-align="justify"/>
    </style:style>
    <style:style style:name="P135" style:parent-style-name="Normal" style:family="paragraph">
      <style:paragraph-properties fo:text-align="justify"/>
    </style:style>
    <style:style style:name="P136" style:parent-style-name="Heading1" style:family="paragraph">
      <style:paragraph-properties fo:text-align="justify"/>
    </style:style>
    <style:style style:name="P137" style:parent-style-name="Normal" style:family="paragraph">
      <style:paragraph-properties fo:text-align="justify"/>
    </style:style>
    <style:style style:name="P138" style:parent-style-name="Heading1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Heading1" style:family="paragraph">
      <style:paragraph-properties fo:text-align="justify"/>
    </style:style>
    <style:style style:name="P141" style:parent-style-name="Normal" style:family="paragraph">
      <style:paragraph-properties fo:text-align="justify"/>
    </style:style>
    <style:style style:name="P142" style:parent-style-name="Heading1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family="paragraph">
      <style:paragraph-properties fo:break-before="page" fo:text-align="justify"/>
    </style:style>
    <style:style style:name="P145" style:parent-style-name="Heading1" style:family="paragraph">
      <style:paragraph-properties fo:text-align="center"/>
    </style:style>
    <style:style style:name="P146" style:parent-style-name="ListParagraph" style:family="paragraph">
      <style:paragraph-properties fo:text-align="justify"/>
    </style:style>
    <style:style style:name="T147" style:parent-style-name="DefaultParagraphFont" style:family="text">
      <style:text-properties style:font-name="Arial" fo:color="#000000" fo:font-size="10pt" style:font-size-asian="10pt" style:font-size-complex="10pt" fo:background-color="#FFFFFF"/>
    </style:style>
    <style:style style:name="T148" style:parent-style-name="DefaultParagraphFont" style:family="text">
      <style:text-properties style:font-name="Arial" fo:color="#000000" fo:font-size="10pt" style:font-size-asian="10pt" style:font-size-complex="10pt" fo:background-color="#FFFFFF"/>
    </style:style>
    <style:style style:name="T149" style:parent-style-name="DefaultParagraphFont" style:family="text">
      <style:text-properties style:font-name="Arial" fo:color="#000000" fo:font-size="10pt" style:font-size-asian="10pt" style:font-size-complex="10pt" fo:background-color="#FFFFFF"/>
    </style:style>
    <style:style style:name="T150" style:parent-style-name="DefaultParagraphFont" style:family="text">
      <style:text-properties style:font-name="Arial" fo:font-style="italic" style:font-style-asian="italic" style:font-style-complex="italic" fo:color="#000000" fo:font-size="10pt" style:font-size-asian="10pt" style:font-size-complex="10pt" fo:background-color="#FFFFFF"/>
    </style:style>
    <style:style style:name="T151" style:parent-style-name="DefaultParagraphFont" style:family="text">
      <style:text-properties style:font-name="Arial" fo:color="#000000" fo:font-size="10pt" style:font-size-asian="10pt" style:font-size-complex="10pt" fo:background-color="#FFFFFF"/>
    </style:style>
    <style:style style:name="T152" style:parent-style-name="DefaultParagraphFont" style:family="text">
      <style:text-properties style:font-name="Arial" fo:color="#000000" fo:font-size="10pt" style:font-size-asian="10pt" style:font-size-complex="10pt" fo:background-color="#FFFFFF" fo:language="en" fo:country="US"/>
    </style:style>
    <style:style style:name="P153" style:parent-style-name="ListParagraph" style:family="paragraph">
      <style:paragraph-properties fo:text-align="justify"/>
      <style:text-properties fo:language="en" fo:country="US"/>
    </style:style>
    <style:style style:family="graphic" style:name="a0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7f7f7f" draw:opacity="100%" draw:stroke="none"/>
    </style:style>
    <style:style style:family="graphic" style:name="a2" style:parent-style-name="Graphics">
      <style:graphic-properties fo:wrap-option="wrap" fo:padding-top="0in" fo:padding-bottom="0in" fo:padding-left="0.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style:horizontal-rel="page" style:vertical-rel="page" style:horizontal-pos="center" style:vertical-pos="middle"/>
    </style:style>
  </office:automatic-styles>
  <office:body>
    <office:text text:use-soft-page-breaks="true">
      <text:p text:style-name="P1"><text:span text:style-name="T7"><draw:g draw:z-index="251659264" draw:name="Group 11" draw:id="id3" draw:style-name="a3" text:anchor-type="paragraph"><svg:title/><svg:desc/><draw:custom-shape svg:x="0.25in" svg:y="0in" svg:width="7.25in" svg:height="10in" draw:id="id0" draw:style-name="a0" draw:name="Rectangle 33"><svg:title/><svg:desc/><text:p text:style-name="P8"><text:span text:style-name="T9">Language C#</text:span></text:p><text:p text:style-name="NoSpacing"><text:span text:style-name="T10">Notes</text:span></text:p><draw:enhanced-geometry draw:type="non-primitive" svg:viewBox="0 0 21600 21600" draw:enhanced-path="M 0 0 L 21600 0 21600 21600 0 21600 Z N"/></draw:custom-shape><draw:custom-shape svg:x="0in" svg:y="0in" svg:width="0.25in" svg:height="10in" draw:id="id1" draw:style-name="a1" draw:name="Rectangle 34"><svg:title/><svg:desc/><draw:enhanced-geometry draw:type="non-primitive" svg:viewBox="0 0 21600 21600" draw:enhanced-path="M 0 0 L 21600 0 21600 21600 0 21600 Z N"/></draw:custom-shape><draw:frame draw:id="id2" draw:style-name="a2" draw:name="Text Box 35" svg:x="0.25in" svg:y="7.83333in" svg:width="7.25in" svg:height="1.70764in" style:rel-width="scale" style:rel-height="scale"><draw:text-box><text:p text:style-name="NoSpacing"><text:span text:style-name="T11">Brice SIMEU, Adrien DELAURENS, Maxence MALLET, Elie SIDAWI</text:span></text:p><text:p text:style-name="NoSpacing"><text:span text:style-name="T12">ISEN</text:span><text:span text:style-name="T13">  Lille, France</text:span></text:p></draw:text-box><svg:title/><svg:desc/></draw:frame></draw:g></text:span></text:p>
      <text:p text:style-name="P14"/>
      <text:p text:style-name="P15"><text:span text:style-name="T16">Sommair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534641873" office:target-frame-name="_top" xlink:show="replace"><text:span text:style-name="Hyperlink">Lexique C#</text:span><text:tab/>2</text:a></text:p>
          <text:p text:style-name="P18"><text:a xlink:href="#_Toc534641874" office:target-frame-name="_top" xlink:show="replace"><text:span text:style-name="Hyperlink">I.</text:span><text:span text:style-name="T19"><text:tab/></text:span><text:span text:style-name="Hyperlink">Introduction</text:span><text:tab/>3</text:a></text:p>
          <text:p text:style-name="P20"><text:a xlink:href="#_Toc534641875" office:target-frame-name="_top" xlink:show="replace"><text:span text:style-name="Hyperlink">II.</text:span><text:span text:style-name="T21"><text:tab/></text:span><text:span text:style-name="Hyperlink">La structure d’un programme C#</text:span><text:tab/>3</text:a></text:p>
          <text:p text:style-name="P22"><text:a xlink:href="#_Toc534641876" office:target-frame-name="_top" xlink:show="replace"><text:span text:style-name="Hyperlink">III.</text:span><text:span text:style-name="T23"><text:tab/></text:span><text:span text:style-name="Hyperlink">Les types et les variables dans C#</text:span><text:tab/>4</text:a></text:p>
          <text:p text:style-name="P24"><text:a xlink:href="#_Toc534641877" office:target-frame-name="_top" xlink:show="replace"><text:span text:style-name="Hyperlink">IV.</text:span><text:span text:style-name="T25"><text:tab/></text:span><text:span text:style-name="Hyperlink">Les expressions</text:span><text:tab/>4</text:a></text:p>
          <text:p text:style-name="P26"><text:a xlink:href="#_Toc534641878" office:target-frame-name="_top" xlink:show="replace"><text:span text:style-name="Hyperlink">V.</text:span><text:span text:style-name="T27"><text:tab/></text:span><text:span text:style-name="Hyperlink">Les déclarations</text:span><text:tab/>4</text:a></text:p>
          <text:p text:style-name="P28"><text:a xlink:href="#_Toc534641879" office:target-frame-name="_top" xlink:show="replace"><text:span text:style-name="Hyperlink">VI.</text:span><text:span text:style-name="T29"><text:tab/></text:span><text:span text:style-name="Hyperlink">Les classes et les objets</text:span><text:tab/>4</text:a></text:p>
          <text:p text:style-name="P30"><text:a xlink:href="#_Toc534641880" office:target-frame-name="_top" xlink:show="replace"><text:span text:style-name="Hyperlink">VII.</text:span><text:span text:style-name="T31"><text:tab/></text:span><text:span text:style-name="Hyperlink">Les structures</text:span><text:tab/>4</text:a></text:p>
          <text:p text:style-name="P32"><text:a xlink:href="#_Toc534641881" office:target-frame-name="_top" xlink:show="replace"><text:span text:style-name="Hyperlink">VIII.</text:span><text:span text:style-name="T33"><text:tab/></text:span><text:span text:style-name="Hyperlink">Les chaines</text:span><text:tab/>4</text:a></text:p>
          <text:p text:style-name="P34"><text:a xlink:href="#_Toc534641882" office:target-frame-name="_top" xlink:show="replace"><text:span text:style-name="Hyperlink">IX</text:span><text:span text:style-name="Hyperlink">.</text:span><text:span text:style-name="T35"><text:tab/></text:span><text:span text:style-name="Hyperlink">Les interfaces</text:span><text:tab/>4</text:a></text:p>
          <text:p text:style-name="P36"><text:a xlink:href="#_Toc534641883" office:target-frame-name="_top" xlink:show="replace"><text:span text:style-name="Hyperlink">X.</text:span><text:span text:style-name="T37"><text:tab/></text:span><text:span text:style-name="Hyperlink">Les enum</text:span><text:tab/>4</text:a></text:p>
          <text:p text:style-name="P38"><text:a xlink:href="#_Toc534641884" office:target-frame-name="_top" xlink:show="replace"><text:span text:style-name="Hyperlink">XI.</text:span><text:span text:style-name="T39"><text:tab/></text:span><text:span text:style-name="Hyperlink">Les délégués</text:span><text:tab/>4</text:a></text:p>
          <text:p text:style-name="P40"><text:a xlink:href="#_Toc534641885" office:target-frame-name="_top" xlink:show="replace"><text:span text:style-name="Hyperlink">XII.</text:span><text:span text:style-name="T41"><text:tab/></text:span><text:span text:style-name="Hyperlink">Les attributs</text:span><text:tab/>4</text:a></text:p>
          <text:p text:style-name="P42"><text:a xlink:href="#_Toc534641886" office:target-frame-name="_top" xlink:show="replace"><text:span text:style-name="Hyperlink">XIII.</text:span><text:span text:style-name="T43"><text:tab/></text:span><text:span text:style-name="Hyperlink">Conclusion</text:span><text:tab/>4</text:a></text:p>
          <text:p text:style-name="P44"><text:a xlink:href="#_Toc534641887" office:target-frame-name="_top" xlink:show="replace"><text:span text:style-name="Hyperlink">Réfé</text:span><text:span text:style-name="Hyperlink">rences</text:span><text:tab/>5</text:a></text:p>
        </text:index-body>
      </text:table-of-content>
      <text:p text:style-name="P45"/>
      <text:p text:style-name="P46"/>
      <text:h text:style-name="P47" text:outline-level="1"><text:bookmark-start text:name="_Toc534641873"/><text:soft-page-break/>Lexique C#<text:bookmark-end text:name="_Toc534641873"/></text:h>
      <text:list text:style-name="LFO1" text:continue-numbering="true">
        <text:list-item>
          <text:p text:style-name="P48"><text:span text:style-name="T49">Namespace :  </text:span><text:span text:style-name="T50">espaces de noms.</text:span></text:p>
        </text:list-item>
        <text:list-item>
          <text:p text:style-name="P51">Nested Namespace : espace de noms imbriquée.</text:p>
        </text:list-item>
        <text:list-item>
          <text:p text:style-name="P52"><text:span text:style-name="T53">Console.ReadKey : pour maintenir la console ouverte après le démarrage.</text:span></text:p>
        </text:list-item>
        <text:list-item>
          <text:p text:style-name="P54"><text:span text:style-name="T55"><text:s/></text:span></text:p>
        </text:list-item>
        <text:list-item>
          <text:p text:style-name="P56"/>
        </text:list-item>
      </text:list>
      <text:p text:style-name="P57"/>
      <text:list text:style-name="LFO2" text:continue-numbering="true">
        <text:list-item>
          <text:p text:style-name="P58"><text:bookmark-start text:name="_Toc534641874"/>Introduction<text:bookmark-end text:name="_Toc534641874"/></text:p>
        </text:list-item>
      </text:list>
      <text:p text:style-name="P59">Le C# est un langage de programmation créé par Microsoft en 2002.<text:s/>C# peut-être utiliser pour des applications Windows, Web, applications mobiles, des jeux vidéo. La syntaxe de C# se rassemble au celle de C, C++ et Java. C# est le langue phare de Microsoft, elle fait partie d’un ensemble plus important. Il est en fait un<text:s/>brique de ce qu’on appelle le « Framework .NET ».</text:p>
      <text:list text:style-name="LFO2" text:continue-numbering="true">
        <text:list-item>
          <text:p text:style-name="P60"><text:bookmark-start text:name="_Toc534641875"/>La structure d’un programme C#<text:bookmark-end text:name="_Toc534641875"/></text:p>
        </text:list-item>
      </text:list>
      <text:p text:style-name="P61">Comme en C++, Java et autres langages, C# peut être composer d’un ou plusieurs fichiers. Chacune de ces fichiers peut contenir zéro ou plusieurs « namespace ». <text:s/>Un espace de<text:s/>nom peut contenir des types tels que des classes, des structs, des interfaces, des énumérations, des délègués et d’autres « nested namespaces ».</text:p>
      <text:p text:style-name="P62"><text:span text:style-name="T63">// La structure d’un programme C#<text:s/></text:span></text:p>
      <text:p text:style-name="P64"><text:span text:style-name="T65">using</text:span><text:span text:style-name="T66"><text:s/>System;</text:span></text:p>
      <text:p text:style-name="P67"><text:span text:style-name="T68">namespace</text:span><text:span text:style-name="T69"><text:s/></text:span><text:span text:style-name="T70">EspaceDeNom1</text:span></text:p>
      <text:p text:style-name="P71">{</text:p>
      <text:p text:style-name="P72"><text:span text:style-name="T73"><text:s text:c="4"/></text:span><text:span text:style-name="T74">class</text:span><text:span text:style-name="T75"><text:s/></text:span><text:span text:style-name="T76">Class1</text:span></text:p>
      <text:p text:style-name="P77"><text:s text:c="4"/>{… }</text:p>
      <text:p text:style-name="P78"><text:span text:style-name="T79"><text:s text:c="4"/>struct<text:s/></text:span><text:span text:style-name="T80">Struct1</text:span></text:p>
      <text:p text:style-name="P81"><text:s text:c="4"/>{… }</text:p>
      <text:p text:style-name="P82"><text:span text:style-name="T83"><text:s text:c="4"/>interface Interface1</text:span></text:p>
      <text:p text:style-name="P84"><text:s text:c="4"/>{… <text:s/>}</text:p>
      <text:p text:style-name="P85"><text:span text:style-name="T86"><text:s text:c="4"/>delegate int Delegue1</text:span><text:span text:style-name="T87">();</text:span></text:p>
      <text:p text:style-name="P88"><text:span text:style-name="T89"><text:s text:c="4"/></text:span><text:span text:style-name="T90">enum</text:span><text:span text:style-name="T91"><text:s/>Enum1<text:s/></text:span></text:p>
      <text:p text:style-name="P92"><text:s text:c="4"/>{… }</text:p>
      <text:p text:style-name="P93"><text:span text:style-name="T94"><text:s text:c="4"/>namespace</text:span><text:span text:style-name="T95"><text:s/></text:span><text:span text:style-name="T96">EspaceDeNomImbriquée</text:span></text:p>
      <text:p text:style-name="P97"><text:s text:c="4"/>{</text:p>
      <text:p text:style-name="P98"><text:span text:style-name="T99"><text:s text:c="8"/></text:span><text:span text:style-name="T100">struct</text:span><text:span text:style-name="T101"><text:s/>Struct2<text:s/></text:span></text:p>
      <text:p text:style-name="P102"><text:s text:c="8"/>{… }</text:p>
      <text:p text:style-name="P103"><text:s text:c="4"/>}</text:p>
      <text:p text:style-name="P104"><text:span text:style-name="T105"><text:s text:c="4"/>class MainClass</text:span></text:p>
      <text:p text:style-name="P106"><text:s text:c="4"/>{</text:p>
      <text:p text:style-name="P107"><text:span text:style-name="T108"><text:s text:c="8"/></text:span><text:span text:style-name="T109">static void Main</text:span><text:span text:style-name="T110">(</text:span><text:span text:style-name="T111">string</text:span><text:span text:style-name="T112">[] args)<text:s/></text:span></text:p>
      <text:p text:style-name="P113"><text:span text:style-name="T114"><text:s text:c="8"/></text:span><text:span text:style-name="T115">{<text:s/></text:span><text:span text:style-name="T116">//Le code principale...</text:span><text:span text:style-name="T117"><text:s/>}</text:span></text:p>
      <text:p text:style-name="P118"><text:s text:c="4"/>}</text:p>
      <text:p text:style-name="P119">}</text:p>
      <text:p text:style-name="P120"/>
      <text:p text:style-name="P121"/>
      <text:list text:style-name="LFO2" text:continue-numbering="true">
        <text:list-item>
          <text:p text:style-name="P122"><text:bookmark-start text:name="_Toc534641876"/><text:soft-page-break/>Les types et les variables dans C#<text:bookmark-end text:name="_Toc534641876"/></text:p>
        </text:list-item>
      </text:list>
      <text:p text:style-name="P123"/>
      <text:list text:style-name="LFO2" text:continue-numbering="true">
        <text:list-item>
          <text:p text:style-name="P124"><text:bookmark-start text:name="_Toc534641877"/>Les expressions<text:bookmark-end text:name="_Toc534641877"/></text:p>
        </text:list-item>
      </text:list>
      <text:p text:style-name="P125"/>
      <text:list text:style-name="LFO2" text:continue-numbering="true">
        <text:list-item>
          <text:p text:style-name="P126"><text:bookmark-start text:name="_Toc534641878"/>Les déclarations<text:bookmark-end text:name="_Toc534641878"/></text:p>
        </text:list-item>
      </text:list>
      <text:p text:style-name="P127"/>
      <text:list text:style-name="LFO2" text:continue-numbering="true">
        <text:list-item>
          <text:p text:style-name="P128"><text:bookmark-start text:name="_Toc534641879"/>Les classes et les objets<text:bookmark-end text:name="_Toc534641879"/></text:p>
        </text:list-item>
      </text:list>
      <text:p text:style-name="P129"/>
      <text:list text:style-name="LFO2" text:continue-numbering="true">
        <text:list-item>
          <text:p text:style-name="P130"><text:bookmark-start text:name="_Toc534641880"/>Les structures<text:bookmark-end text:name="_Toc534641880"/></text:p>
        </text:list-item>
      </text:list>
      <text:p text:style-name="P131"/>
      <text:list text:style-name="LFO2" text:continue-numbering="true">
        <text:list-item>
          <text:p text:style-name="P132"><text:bookmark-start text:name="_Toc534641881"/>Les chaines<text:bookmark-end text:name="_Toc534641881"/></text:p>
        </text:list-item>
      </text:list>
      <text:p text:style-name="P133"/>
      <text:list text:style-name="LFO2" text:continue-numbering="true">
        <text:list-item>
          <text:p text:style-name="P134"><text:bookmark-start text:name="_Toc534641882"/>Les interfaces<text:bookmark-end text:name="_Toc534641882"/></text:p>
        </text:list-item>
      </text:list>
      <text:p text:style-name="P135"/>
      <text:list text:style-name="LFO2" text:continue-numbering="true">
        <text:list-item>
          <text:p text:style-name="P136"><text:bookmark-start text:name="_Toc534641883"/>Les enum<text:bookmark-end text:name="_Toc534641883"/></text:p>
        </text:list-item>
      </text:list>
      <text:p text:style-name="P137"/>
      <text:list text:style-name="LFO2" text:continue-numbering="true">
        <text:list-item>
          <text:p text:style-name="P138"><text:bookmark-start text:name="_Toc534641884"/>Les délégués<text:bookmark-end text:name="_Toc534641884"/></text:p>
        </text:list-item>
      </text:list>
      <text:p text:style-name="P139"/>
      <text:list text:style-name="LFO2" text:continue-numbering="true">
        <text:list-item>
          <text:p text:style-name="P140"><text:bookmark-start text:name="_Toc534641885"/>Les attributs<text:bookmark-end text:name="_Toc534641885"/></text:p>
        </text:list-item>
      </text:list>
      <text:p text:style-name="P141"/>
      <text:list text:style-name="LFO2" text:continue-numbering="true">
        <text:list-item>
          <text:p text:style-name="P142"><text:bookmark-start text:name="_Toc534641886"/>Conclusion<text:bookmark-end text:name="_Toc534641886"/></text:p>
        </text:list-item>
      </text:list>
      <text:p text:style-name="P143"/>
      <text:p text:style-name="P144"/>
      <text:h text:style-name="P145" text:outline-level="1"><text:bookmark-start text:name="_Toc534641887"/>Références<text:bookmark-end text:name="_Toc534641887"/></text:h>
      <text:list text:style-name="LFO3" text:continue-numbering="true">
        <text:list-item>
          <text:p text:style-name="P146"><text:span text:style-name="T147">C#,<text:s/></text:span><text:span text:style-name="T148">Hilaire,</text:span><text:span text:style-name="T149"><text:tab/>(2019). </text:span><text:span text:style-name="T150">Introduction au C#</text:span><text:span text:style-name="T151">.<text:s/></text:span><text:span text:style-name="T152">[online] OpenClassrooms. Valable sur: https://openclassrooms.com/fr/courses/1526901-apprenez-a-developper-en-c/1527058-introduction-au-c [Accessed 7 Jan. 2019].</text:span></text:p>
        </text:list-item>
        <text:list-item>
          <text:p text:style-name="P153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7F7F7F" fo:letter-spacing="0.0416in"/>
    </style:style>
    <style:style style:name="T6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span text:style-name="T4"><text:s/>|<text:s/></text:span><text:span text:style-name="T5">Page</text:span><text:span text:style-name="T6"><text:tab/>ISEN-Lille</text:span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anguage C#</dc:title>
    <dc:description/>
    <dc:subject>Notes</dc:subject>
    <meta:initial-creator>Elie SIDAWI</meta:initial-creator>
    <dc:creator>Elie SIDAWI</dc:creator>
    <meta:creation-date>2019-01-07T14:29:00Z</meta:creation-date>
    <dc:date>2019-01-07T21:00:00Z</dc:date>
    <meta:template xlink:href="Normal" xlink:type="simple"/>
    <meta:editing-cycles>49</meta:editing-cycles>
    <meta:editing-duration>PT4440S</meta:editing-duration>
    <meta:document-statistic meta:page-count="6" meta:paragraph-count="5" meta:word-count="395" meta:character-count="2567" meta:row-count="18" meta:non-whitespace-character-count="2177"/>
  </office:meta>
</office:document-meta>
</file>